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87651" officeooo:paragraph-rsid="0008765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87651" officeooo:paragraph-rsid="0008765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87651" officeooo:paragraph-rsid="000a6a8b" style:font-size-asian="14pt" style:font-weight-asian="normal" style:font-size-complex="14pt" style:font-weight-complex="normal"/>
    </style:style>
    <style:style style:name="T1" style:family="text">
      <style:text-properties officeooo:rsid="00087651"/>
    </style:style>
    <style:style style:name="T2" style:family="text">
      <style:text-properties officeooo:rsid="000a6a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: <text:span text:style-name="T1">6</text:span> (21330)</text:p>
      <text:p text:style-name="P2"/>
      <text:p text:style-name="P3">Title:</text:p>
      <text:p text:style-name="P4">Cursors: (All types: Implicit, Explicit, Cursor FOR Loop, Parameterized Cursor) Write a PLUSQL block of code using parameterized Cursor, that will merge the data available in the newly created table N Empld with the data available in the table O_Empld. If the data in the first table already exist in the second table then that data should be skipped. </text:p>
      <text:p text:style-name="P4"/>
      <text:p text:style-name="P4">create table o_emp(o_eid int,o_name varchar(20),o_comp varchar(20));</text:p>
      <text:p text:style-name="P4"/>
      <text:p text:style-name="P4">insert into o_emp values(12,'pritika','A'),(14,'soumya','B'),(25,'gauri','C'),(43,'rabiya','D');</text:p>
      <text:p text:style-name="P4"/>
      <text:p text:style-name="P4">select* from o_emp;</text:p>
      <text:p text:style-name="P4">+-------+---------+--------+</text:p>
      <text:p text:style-name="P4">| o_eid | o_name <text:s/>| o_comp |</text:p>
      <text:p text:style-name="P4">+-------+---------+--------+</text:p>
      <text:p text:style-name="P4">| <text:s text:c="3"/>12 | pritika | A <text:s text:c="5"/>|</text:p>
      <text:p text:style-name="P4">| <text:s text:c="3"/>14 | soumya <text:s/>| B <text:s text:c="5"/>|</text:p>
      <text:p text:style-name="P4">| <text:s text:c="3"/>25 | gauri <text:s text:c="2"/>| C <text:s text:c="5"/>|</text:p>
      <text:p text:style-name="P4">| <text:s text:c="3"/>43 | rabiya <text:s/>| D <text:s text:c="5"/>|</text:p>
      <text:p text:style-name="P4">+-------+---------+--------+</text:p>
      <text:p text:style-name="P4">4 rows in set (0.00 sec)</text:p>
      <text:p text:style-name="P4"/>
      <text:p text:style-name="P4"><text:s/>create table n_emp(n_eid int,n_name varchar(20),n_comp varchar(20));</text:p>
      <text:p text:style-name="P4"/>
      <text:p text:style-name="P4">insert into n_emp values(14,'soumya','B'),(12,'pritika','A');</text:p>
      <text:p text:style-name="P4"/>
      <text:p text:style-name="P4">select* from n_emp;</text:p>
      <text:p text:style-name="P4">+-------+---------+--------+</text:p>
      <text:p text:style-name="P4">| n_eid | n_name <text:s/>| n_comp |</text:p>
      <text:p text:style-name="P4">+-------+---------+--------+</text:p>
      <text:p text:style-name="P4">| <text:s text:c="3"/>14 | soumya <text:s/>| B <text:s text:c="5"/>|</text:p>
      <text:p text:style-name="P4">| <text:s text:c="3"/>12 | pritika | A <text:s text:c="5"/>|</text:p>
      <text:p text:style-name="P4">+-------+---------+--------+</text:p>
      <text:p text:style-name="P4">2 rows in set (0.00 sec)</text:p>
      <text:p text:style-name="P4"/>
      <text:p text:style-name="P4"/>
      <text:p text:style-name="P4">----- Normal Cursor -------</text:p>
      <text:p text:style-name="P5">delimiter % </text:p>
      <text:p text:style-name="P5">create procedure shift_normal() </text:p>
      <text:p text:style-name="P5">begin </text:p>
      <text:p text:style-name="P5">declare eid int; </text:p>
      <text:p text:style-name="P5">declare finish int default 0; </text:p>
      <text:p text:style-name="P5"><text:soft-page-break/>declare name varchar(20); </text:p>
      <text:p text:style-name="P5">declare comp varchar(20); </text:p>
      <text:p text:style-name="P5">-- Fixed range for the cursor --</text:p>
      <text:p text:style-name="P5">declare curs cursor for select * from o_emp where o_eid between 12 and 169; </text:p>
      <text:p text:style-name="P5">declare continue handler for not found </text:p>
      <text:p text:style-name="P5">begin </text:p>
      <text:p text:style-name="P5">set finish=1; </text:p>
      <text:p text:style-name="P5">end; </text:p>
      <text:p text:style-name="P5">open curs; </text:p>
      <text:p text:style-name="P5">l:loop </text:p>
      <text:p text:style-name="P5">fetch curs into eid, name, comp; </text:p>
      <text:p text:style-name="P5">if finish = 1 then </text:p>
      <text:p text:style-name="P5">leave l; </text:p>
      <text:p text:style-name="P5">end if; </text:p>
      <text:p text:style-name="P5">if eid not in (select n_eid from n_emp) then </text:p>
      <text:p text:style-name="P5">insert into n_emp values(eid, name, comp); </text:p>
      <text:p text:style-name="P5">end if; </text:p>
      <text:p text:style-name="P5">end loop; </text:p>
      <text:p text:style-name="P5">close curs; </text:p>
      <text:p text:style-name="P5">end % delimiter;</text:p>
      <text:p text:style-name="P4"/>
      <text:p text:style-name="P4"><text:s/>---- Calling Normal Cursor --------</text:p>
      <text:p text:style-name="P4">call shift_<text:span text:style-name="T2">normal</text:span>();</text:p>
      <text:p text:style-name="P4"/>
      <text:p text:style-name="P5">select * from n_emp;</text:p>
      <text:p text:style-name="P5"><text:s/></text:p>
      <text:p text:style-name="P5">+-------+---------+--------+</text:p>
      <text:p text:style-name="P5">| n_eid | n_name <text:s/>| n_comp |</text:p>
      <text:p text:style-name="P5">+-------+---------+--------+</text:p>
      <text:p text:style-name="P5">| <text:s text:c="3"/>14 | soumya <text:s/>| B <text:s text:c="5"/>|</text:p>
      <text:p text:style-name="P5">| <text:s text:c="3"/>12 | pritika | A <text:s text:c="5"/>|</text:p>
      <text:p text:style-name="P5">| <text:s text:c="3"/>25 | gauri <text:s text:c="2"/>| C <text:s text:c="5"/>|</text:p>
      <text:p text:style-name="P5">| <text:s text:c="3"/>43 | rabiya <text:s/>| D <text:s text:c="5"/>|</text:p>
      <text:p text:style-name="P5">+-------+---------+--------+</text:p>
      <text:p text:style-name="P5">4 rows in set (0.00 sec)</text:p>
      <text:p text:style-name="P4"/>
      <text:p text:style-name="P4">------- Parameterized Cursor --------</text:p>
      <text:p text:style-name="P4">delimiter %</text:p>
      <text:p text:style-name="P4">create procedure shift_par(in lb int,in ub int)</text:p>
      <text:p text:style-name="P4">begin</text:p>
      <text:p text:style-name="P4">declare eid int;</text:p>
      <text:p text:style-name="P4">declare finish int default 0;</text:p>
      <text:p text:style-name="P4">declare name varchar(20);</text:p>
      <text:p text:style-name="P4">declare comp varchar(20);</text:p>
      <text:p text:style-name="P4">declare curs cursor for select * from o_emp where o_eid between lb and ub;</text:p>
      <text:p text:style-name="P4"><text:soft-page-break/>declare continue handler for not found</text:p>
      <text:p text:style-name="P4">begin</text:p>
      <text:p text:style-name="P4">set finish=1;</text:p>
      <text:p text:style-name="P4">end;</text:p>
      <text:p text:style-name="P4">open curs;</text:p>
      <text:p text:style-name="P4">l:loop</text:p>
      <text:p text:style-name="P4">fetch curs into eid,name,comp;</text:p>
      <text:p text:style-name="P4">if(finish=1) then</text:p>
      <text:p text:style-name="P4">leave l;</text:p>
      <text:p text:style-name="P4">end if;</text:p>
      <text:p text:style-name="P4">if(eid not in (select n_eid from n_emp)) then</text:p>
      <text:p text:style-name="P4">insert into n_emp values(eid,name,comp);</text:p>
      <text:p text:style-name="P4">end if;</text:p>
      <text:p text:style-name="P4">end loop;</text:p>
      <text:p text:style-name="P4">close curs;</text:p>
      <text:p text:style-name="P4">end %</text:p>
      <text:p text:style-name="P4">delimiter;</text:p>
      <text:p text:style-name="P4"/>
      <text:p text:style-name="P4">-------Calling Parameterized Cursor------------- </text:p>
      <text:p text:style-name="P4">call shift_par(12,169);</text:p>
      <text:p text:style-name="P4">select * from n_emp;</text:p>
      <text:p text:style-name="P4"><text:s/></text:p>
      <text:p text:style-name="P4">+-------+---------+--------+</text:p>
      <text:p text:style-name="P4">| n_eid | n_name <text:s/>| n_comp |</text:p>
      <text:p text:style-name="P4">+-------+---------+--------+</text:p>
      <text:p text:style-name="P4">| <text:s text:c="3"/>14 | soumya <text:s/>| B <text:s text:c="5"/>|</text:p>
      <text:p text:style-name="P4">| <text:s text:c="3"/>12 | pritika | A <text:s text:c="5"/>|</text:p>
      <text:p text:style-name="P4">| <text:s text:c="3"/>25 | gauri <text:s text:c="2"/>| C <text:s text:c="5"/>|</text:p>
      <text:p text:style-name="P4">| <text:s text:c="3"/>43 | rabiya <text:s/>| D <text:s text:c="5"/>|</text:p>
      <text:p text:style-name="P4">+-------+---------+--------+</text:p>
      <text:p text:style-name="P4">4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3T09:05:15.121478722</meta:creation-date>
    <dc:date>2024-09-23T09:32:22.923525768</dc:date>
    <meta:editing-duration>PT16M47S</meta:editing-duration>
    <meta:editing-cycles>1</meta:editing-cycles>
    <meta:document-statistic meta:table-count="0" meta:image-count="0" meta:object-count="0" meta:page-count="3" meta:paragraph-count="103" meta:word-count="493" meta:character-count="2924" meta:non-whitespace-character-count="2411"/>
    <meta:generator>LibreOffice/6.4.7.2$Linux_X86_64 LibreOffice_project/40$Build-2</meta:generator>
  </office:meta>
</office:document-meta>
</file>